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28"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0" style:family="paragraph" style:parent-style-name="Text_20_body">
      <style:paragraph-properties fo:text-align="start" style:justify-single-word="false"/>
      <style:text-properties officeooo:paragraph-rsid="001756f7"/>
    </style:style>
    <style:style style:name="P31" style:family="paragraph" style:parent-style-name="Text_20_body">
      <style:text-properties officeooo:rsid="02e82a24" officeooo:paragraph-rsid="001756f7" style:font-size-asian="12pt"/>
    </style:style>
    <style:style style:name="P3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fo:font-style="italic" officeooo:rsid="00aafeaa" style:font-style-asian="italic" style:font-style-complex="italic"/>
    </style:style>
    <style:style style:name="T53" style:family="text">
      <style:text-properties fo:font-size="13pt" fo:font-style="italic" officeooo:rsid="00a94e53" style:font-size-asian="11.3500003814697pt" style:font-style-asian="italic" style:font-size-complex="13pt" style:font-style-complex="italic"/>
    </style:style>
    <style:style style:name="T54" style:family="text">
      <style:text-properties officeooo:rsid="00a41b4b"/>
    </style:style>
    <style:style style:name="T55" style:family="text">
      <style:text-properties officeooo:rsid="00a491f2"/>
    </style:style>
    <style:style style:name="T56" style:family="text">
      <style:text-properties officeooo:rsid="00a5a0d0"/>
    </style:style>
    <style:style style:name="T57" style:family="text">
      <style:text-properties officeooo:rsid="00a67331"/>
    </style:style>
    <style:style style:name="T58" style:family="text">
      <style:text-properties fo:font-size="12pt" fo:font-weight="bold" officeooo:rsid="0426cbc9" style:font-size-asian="12pt" style:font-weight-asian="bold" style:font-size-complex="12pt" style:font-weight-complex="bold"/>
    </style:style>
    <style:style style:name="T59" style:family="text">
      <style:text-properties fo:font-size="12pt" fo:font-weight="bold" officeooo:rsid="02e82a24" style:font-size-asian="12pt" style:font-weight-asian="bold" style:font-size-complex="12pt" style:font-weight-complex="bold"/>
    </style:style>
    <style:style style:name="T60" style:family="text">
      <style:text-properties fo:font-size="12pt" fo:font-weight="normal" officeooo:rsid="02e82a24" style:font-size-asian="12pt" style:font-weight-asian="normal" style:font-size-complex="12pt" style:font-weight-complex="normal"/>
    </style:style>
    <style:style style:name="T61" style:family="text">
      <style:text-properties fo:font-size="12pt" fo:font-weight="normal" officeooo:rsid="038dd9cf" style:font-size-asian="12pt" style:font-weight-asian="normal" style:font-size-complex="12pt" style:font-weight-complex="normal"/>
    </style:style>
    <style:style style:name="T62" style:family="text">
      <style:text-properties fo:font-size="12pt" fo:font-weight="normal" officeooo:rsid="0026d4d6" style:font-size-asian="12pt" style:font-weight-asian="normal" style:font-size-complex="12pt" style:font-weight-complex="normal"/>
    </style:style>
    <style:style style:name="T63" style:family="text">
      <style:text-properties officeooo:rsid="038d9d4d"/>
    </style:style>
    <style:style style:name="T64" style:family="text">
      <style:text-properties officeooo:rsid="038dd9cf"/>
    </style:style>
    <style:style style:name="T65" style:family="text">
      <style:text-properties officeooo:rsid="0025668c"/>
    </style:style>
    <style:style style:name="T66" style:family="text">
      <style:text-properties fo:font-weight="normal" style:font-weight-asian="normal" style:font-weight-complex="normal"/>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weight="bold" style:font-weight-asian="bold"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characterized by </text:span><text:span text:style-name="T52">(</text:span><text:span text:style-name="T53">Ning Ding, Daniel Wagner, Xiaomeng Chen, Abhinav Pathak, Y. Charlie Hu, Andrew Rice, 2013</text:span><text:span text:style-name="T52">)</text:span><text:span text:style-name="T3">.</text:span> As such, it is critical that the application monitors its resource utilisation, <text:span text:style-name="T54">in particular its battery consumption</text:span>. <text:span text:style-name="T54">By making this information accessible to other participants, </text:span><text:span text:style-name="T55">we may prevent rescuers becoming rescuees. If the leader of the expedition sees that a rescuer’s phone is about to discharge, they may issue appropriate orders </text:span><text:span text:style-name="T56">(e.g. to </text:span><text:span text:style-name="T57">retreat</text:span><text:span text:style-name="T56"> to a safe location, or to report via another rescuer’s device)</text:span><text:span text:style-name="T55"> to ensure that rescuer’s own safety.</text:span> </text:p>
      <text:p text:style-name="P28"/>
      <text:p text:style-name="P28"/>
      <text:p text:style-name="P25"/>
      <text:p text:style-name="P25"><text:soft-page-break/></text:p>
      <text:p text:style-name="P25"/>
      <text:p text:style-name="P25"/>
      <text:p text:style-name="P25"/>
      <text:p text:style-name="P25"/>
      <text:p text:style-name="P25"/>
      <text:p text:style-name="P25"/>
      <text:p text:style-name="P25"/>
      <text:p text:style-name="P29">References</text:p>
      <text:p text:style-name="P30"><text:span text:style-name="Strong_20_Emphasis"><text:span text:style-name="T58">GD</text:span></text:span><text:span text:style-name="Strong_20_Emphasis"><text:span text:style-name="T59">P</text:span></text:span><text:span text:style-name="Strong_20_Emphasis"><text:span text:style-name="T58">R</text:span></text:span><text:span text:style-name="T60"> (</text:span>2018<text:span text:style-name="T60">) </text:span><text:span text:style-name="Emphasis"><text:span text:style-name="T60">General Data Protection Regulation.</text:span></text:span><text:span text:style-name="T60"> Available at: </text:span><text:a xlink:type="simple" xlink:href="https://gdpr-info.eu/" text:style-name="Internet_20_link" text:visited-style-name="Visited_20_Internet_20_Link"><text:span text:style-name="T60">https://gdpr-info.eu/</text:span></text:a><text:span text:style-name="T60"> (</text:span><text:span text:style-name="T61">Accessed: </text:span><text:span text:style-name="T62">5 </text:span><text:span text:style-name="T61"><text:s/></text:span><text:span text:style-name="T62">May</text:span><text:span text:style-name="T61"> 2026</text:span><text:span text:style-name="T60">).</text:span></text:p>
      <text:p text:style-name="P31"><text:span text:style-name="Strong_20_Emphasis">Data Protection Act 2018</text:span> (2018) <text:span text:style-name="Emphasis">c.12.</text:span> London: The Stationery Office. <text:span text:style-name="T63">Available at: </text:span><text:a xlink:type="simple" xlink:href="https://www.legislation.gov.uk/ukpga/2018/12" text:style-name="Internet_20_link" text:visited-style-name="Visited_20_Internet_20_Link"><text:span text:style-name="T63">https://www.legislation.gov.uk/ukpga/2018/12</text:span></text:a><text:span text:style-name="T63"> </text:span><text:span text:style-name="T64">(Accessed: </text:span><text:span text:style-name="T65">5 May</text:span><text:span text:style-name="T64"> 2026).</text:span></text:p>
      <text:p text:style-name="P3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4">Accessed: </text:span><text:span text:style-name="T65">5</text:span><text:span text:style-name="T64"> </text:span><text:span text:style-name="T65">May</text:span><text:span text:style-name="T64"> 2026</text:span>).</text:p>
      <text:p text:style-name="P33">National Cyber Security Centre <text:span text:style-name="T66">(2021) </text:span><text:span text:style-name="T67">Top tips for staying secure online.</text:span><text:span text:style-name="T66"> Available at: </text:span><text:a xlink:type="simple" xlink:href="https://www.ncsc.gov.uk/collection/top-tips-for-staying-secure-online/always-back-up-your-most-important-data#section_3" text:style-name="Internet_20_link" text:visited-style-name="Visited_20_Internet_20_Link"><text:span text:style-name="T66">https://www.ncsc.gov.uk/collection/top-tips-for-staying-secure-online/always-back-up-your-most-important-data#section_3</text:span></text:a><text:span text:style-name="T66"> (Accessed 5 May 2026).</text:span></text:p>
      <text:p text:style-name="P34"/>
      <text:p text:style-name="P35"><text:span text:style-name="T6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5"/>
      <text:p text:style-name="P36">Rubber Duck Debugging <text:span text:style-name="T66">(n.d.) </text:span><text:span text:style-name="T67">Debugging Software with a Rubber Ducky. </text:span><text:span text:style-name="T69">Available at: </text:span><text:a xlink:type="simple" xlink:href="https://rubberduckdebugging.com/" text:style-name="Internet_20_link" text:visited-style-name="Visited_20_Internet_20_Link"><text:span text:style-name="T69">https://rubberduckdebugging.com/</text:span></text:a><text:span text:style-name="T69"> (Accessed: 5 May 2026)</text:span></text:p>
      <text:p text:style-name="P37"/>
      <text:p text:style-name="P38"><text:span text:style-name="T70">Luka Netzler, Brian Lovell</text:span><text:span text:style-name="T7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9"/>
      <text:p text:style-name="P40">Christoph Bamberg, Julia Reinchenberger, Jens Blechert <text:span text:style-name="T66">(2025) </text:span><text:span text:style-name="T67">Stable cognitive performance while adapting to intermittent fasting: A randomised controlled trial</text:span><text:span text:style-name="T69">. Available at: </text:span><text:a xlink:type="simple" xlink:href="https://journals.sagepub.com/doi/10.1177/13591053251351204" text:style-name="Internet_20_link" text:visited-style-name="Visited_20_Internet_20_Link"><text:span text:style-name="T69">https://journals.sagepub.com/doi/10.1177/13591053251351204</text:span></text:a><text:span text:style-name="T69"> (Accessed: 5 May 2026).</text:span></text:p>
      <text:p text:style-name="P41">Dominik H Pesta, Varman T Samuel <text:span text:style-name="T66">(2014) </text:span><text:span text:style-name="T67">A high-protein diet for reducing body fat: mechanisms and possible caveats.</text:span><text:span text:style-name="T66"> Available at: </text:span><text:a xlink:type="simple" xlink:href="https://link.springer.com/article/10.1186/1743-7075-11-53" text:style-name="Internet_20_link" text:visited-style-name="Visited_20_Internet_20_Link"><text:span text:style-name="T66">https://link.springer.com/article/10.1186/1743-7075-11-53</text:span></text:a><text:span text:style-name="T66"> (Accessed: 5 May 2026).</text:span></text:p>
      <text:p text:style-name="P42"/>
      <text:p text:style-name="P43">Craig A. Williamson, Jari J. Morganti, Hannah E. Smithson <text:span text:style-name="T66">(2023) </text:span><text:span text:style-name="T67">Bright-light distractions and visual performance</text:span><text:span text:style-name="T66">. Available at: </text:span><text:a xlink:type="simple" xlink:href="https://www.frontiersin.org/journals/psychology/articles/10.3389/fpsyg.2023.1088975/full" text:style-name="Internet_20_link" text:visited-style-name="Visited_20_Internet_20_Link"><text:span text:style-name="T66">https://www.frontiersin.org/journals/psychology/articles/10.3389/fpsyg.2023.1088975/full</text:span></text:a><text:span text:style-name="T66"> (Accessed: 5 May 2026).</text:span></text:p>
      <text:p text:style-name="P44"/>
      <text:p text:style-name="P45">Ning Ding, Daniel Wagner, Xiaomeng Chen, Abhinav Pathak, Y. Charlie Hu, Andrew Rice <text:span text:style-name="T66">(2013) </text:span><text:span text:style-name="T67">Characterizing and modeling the impact of wireless signal strength on smartphone battery drain. </text:span><text:span text:style-name="T69">Available at: </text:span><text:a xlink:type="simple" xlink:href="https://dl.acm.org/doi/10.1145/2494232.2466586" text:style-name="Internet_20_link" text:visited-style-name="Visited_20_Internet_20_Link"><text:span text:style-name="T69">https://dl.acm.org/doi/10.1145/2494232.2466586</text:span></text:a><text:span text:style-name="T69"> (Accessed: 5 May 2026)</text:span></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15:34.073306357</dc:date>
    <meta:editing-duration>PT5H41M25S</meta:editing-duration>
    <meta:editing-cycles>125</meta:editing-cycles>
    <meta:document-statistic meta:table-count="0" meta:image-count="0" meta:object-count="0" meta:page-count="4" meta:paragraph-count="35" meta:word-count="1077" meta:character-count="7726" meta:non-whitespace-character-count="6672"/>
  </office:meta>
</office:document-meta>
</file>